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40000008F21B2284F218B5D04.gif" manifest:media-type="image/gi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13cm" fo:margin-left="0cm" table:align="left"/>
    </style:style>
    <style:style style:name="tblCoordinates.A" style:family="table-column">
      <style:table-column-properties style:column-width="7.488cm"/>
    </style:style>
    <style:style style:name="tblCoordinates.B" style:family="table-column">
      <style:table-column-properties style:column-width="9.525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782cm"/>
    </style:style>
    <style:style style:name="Таблица3.C" style:family="table-column">
      <style:table-column-properties style:column-width="0.915cm"/>
    </style:style>
    <style:style style:name="Таблица3.D" style:family="table-column">
      <style:table-column-properties style:column-width="1.41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8.996cm" fo:margin-left="4.999cm" table:align="left"/>
    </style:style>
    <style:style style:name="tblTotal.A" style:family="table-column">
      <style:table-column-properties style:column-width="6.59cm"/>
    </style:style>
    <style:style style:name="tblTotal.B" style:family="table-column">
      <style:table-column-properties style:column-width="2.406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3.993cm"/>
    </style:style>
    <style:style style:name="Таблица2.B" style:family="table-column">
      <style:table-column-properties style:column-width="4.9cm"/>
    </style:style>
    <style:style style:name="Таблица2.C" style:family="table-column">
      <style:table-column-properties style:column-width="8.119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6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7" style:family="paragraph" style:parent-style-name="Standard">
      <style:text-properties officeooo:rsid="001b9250" officeooo:paragraph-rsid="00325076"/>
    </style:style>
    <style:style style:name="P28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2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3" style:family="paragraph" style:parent-style-name="Footer">
      <style:text-properties officeooo:rsid="001e46db" officeooo:paragraph-rsid="0036b426"/>
    </style:style>
    <style:style style:name="P34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36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37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0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1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2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3" style:family="paragraph" style:parent-style-name="Footer">
      <style:text-properties officeooo:rsid="001cc181" officeooo:paragraph-rsid="0036b426"/>
    </style:style>
    <style:style style:name="P44" style:family="paragraph" style:parent-style-name="Footer">
      <style:text-properties officeooo:rsid="001e46db" officeooo:paragraph-rsid="0053f4eb"/>
    </style:style>
    <style:style style:name="P45" style:family="paragraph" style:parent-style-name="Footer">
      <style:text-properties fo:font-size="12pt" officeooo:rsid="001cc181" officeooo:paragraph-rsid="0036b42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325076"/>
    </style:style>
    <style:style style:name="T9" style:family="text">
      <style:text-properties officeooo:rsid="0006dc0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f3fe5"/>
    </style:style>
    <style:style style:name="fr1" style:family="graphic" style:parent-style-name="Graphics">
      <style:graphic-properties style:run-through="background" style:protect="content size position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(812) 327-32-40" text:name="pg_firm_phone"/>
        <text:user-field-decl office:value-type="string" office:string-value="+7(999)123-45-67" text:name="pg_mob_phone"/>
      </text:user-field-decls>
      <text:p text:style-name="P9">Факс: <text:span text:style-name="T10"><text:user-field-get text:name="pg_fax">(123)456-7890</text:user-field-get></text:span></text:p>
      <text:p text:style-name="P25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2"><text:user-field-get text:name="pg_firm">НАША ФИРМА</text:user-field-get></text:p>
          </table:table-cell>
          <table:table-cell office:value-type="string">
            <text:p text:style-name="P28"><text:user-field-get text:name="pg_firm">НАША ФИРМА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6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0"><text:user-field-get text:name="pg_bik">444444444</text:user-field-get></text:p>
            <text:p text:style-name="P31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6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19">Плательщик: <text:s/></text:p>
          </table:table-cell>
          <table:table-cell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0">№</text:p>
            </table:table-cell>
            <table:table-cell table:style-name="Таблица3.A1" office:value-type="string">
              <text:p text:style-name="P40">Наименование товара</text:p>
            </table:table-cell>
            <table:table-cell table:style-name="Таблица3.A1" office:value-type="string">
              <text:p text:style-name="P41"><text:span text:style-name="T9">Е</text:span>д.<text:line-break/>изм.</text:p>
            </table:table-cell>
            <table:table-cell table:style-name="Таблица3.A1" office:value-type="string">
              <text:p text:style-name="P41">Кол-во</text:p>
            </table:table-cell>
            <table:table-cell table:style-name="Таблица3.A1" office:value-type="string">
              <text:p text:style-name="P42">Цена, руб.</text:p>
            </table:table-cell>
            <table:table-cell table:style-name="Таблица3.A1" office:value-type="string">
              <text:p text:style-name="P42">Сумма, руб.</text:p>
            </table:table-cell>
            <table:table-cell table:style-name="Таблица3.G1" office:value-type="string">
              <text:p text:style-name="P41">Срок<text:line-break/><text:span text:style-name="T11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ext:soft-page-break/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  <table:table-row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7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8"/>
          </table:table-cell>
          <table:table-cell table:style-name="Таблица3.A2" office:value-type="string">
            <text:p text:style-name="P39"/>
          </table:table-cell>
          <table:table-cell table:style-name="Таблица3.A2" office:value-type="string">
            <text:p text:style-name="P39"/>
          </table:table-cell>
          <table:table-cell table:style-name="Таблица3.G2" office:value-type="string">
            <text:p text:style-name="P38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35">Итого:</text:p>
          </table:table-cell>
          <table:table-cell table:style-name="tblTotal.A1" office:value-type="string">
            <text:p text:style-name="P36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5.262cm" svg:y="0.392cm" svg:width="5.609cm" svg:height="3.784cm" draw:z-index="0"><draw:image xlink:href="Pictures/10000000000000D40000008F21B2284F218B5D04.gif" xlink:type="simple" xlink:show="embed" xlink:actuate="onLoad"/></draw:frame>В том числе НДС -<text:span text:style-name="T8">18%:</text:span></text:p>
          </table:table-cell>
          <table:table-cell table:style-name="tblTotal.A1" office:value-type="string">
            <text:p text:style-name="P36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За директора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4"/>
      <text:p text:style-name="P34"/>
      <text:p text:style-name="P34"/>
      <text:p text:style-name="P44"><text:span text:style-name="T3">Исполнитель: </text:span><text:span text:style-name="T3"><text:user-field-get text:name="pg_mgr_name">Имя Фамилия</text:user-field-get></text:span></text:p>
      <text:p text:style-name="P43"><text:span text:style-name="T3">Консультации по тел:</text:span> <text:user-field-get text:name="pg_firm_phone">(812) 327-32-40</text:user-field-get>, доб. <text:user-field-get text:name="pg_phone">200</text:user-field-get></text:p>
      <text:p text:style-name="P45"><text:span text:style-name="T3">моб.т./WhatsApp/Viber:</text:span> <text:user-field-get text:name="pg_mob_phone">+7(999)123-45-67</text:user-field-get></text:p>
      <text:p text:style-name="P33"><text:span text:style-name="T3">E-mail: </text:span><text:s/><text:user-field-get text:name="pg_email">manager@kipspb.ru</text:user-field-get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8-04-17T16:48:00.521294399</dc:date>
    <meta:editing-duration>PT3H50M24S</meta:editing-duration>
    <meta:editing-cycles>52</meta:editing-cycles>
    <meta:generator>LibreOffice/5.0.6.2$Linux_X86_64 LibreOffice_project/00$Build-2</meta:generator>
    <meta:document-statistic meta:table-count="7" meta:image-count="1" meta:object-count="0" meta:page-count="3" meta:paragraph-count="48" meta:word-count="118" meta:character-count="881" meta:non-whitespace-character-count="805"/>
  </office:meta>
</office:document-meta>
</file>